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25367429157501321" text:style-name="Outline">
        <text:list-item>
          <text:h text:style-name="P3" text:outline-level="1">Animation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5-03-2019</text:p>
      <text:p text:style-name="Standard"/>
      <text:p text:style-name="P1">Programa:<text:tab/><text:a xlink:type="simple" xlink:href="https://github.com/BakerJQ/Flutter-InfiniteCards" text:style-name="Internet_20_link" text:visited-style-name="Visited_20_Internet_20_Link">Animation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3-15T12:50:23</meta:creation-date>
    <meta:editing-duration>PT1M52S</meta:editing-duration>
    <meta:generator>OpenOffice/4.1.6$Unix OpenOffice.org_project/416m1$Build-9790</meta:generator>
    <meta:initial-creator>Máximo Meza</meta:initial-creator>
    <dc:date>2019-04-10T11:39:48</dc:date>
    <dc:creator>Máximo Meza</dc:creator>
    <meta:document-statistic meta:table-count="0" meta:image-count="0" meta:object-count="0" meta:page-count="2" meta:paragraph-count="9" meta:word-count="16" meta:character-count="1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